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1" svg:font-family="'Noto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2b81" officeooo:paragraph-rsid="001b2b81"/>
    </style:style>
    <style:style style:name="P2" style:family="paragraph" style:parent-style-name="Standard">
      <style:text-properties officeooo:rsid="000bc42c" officeooo:paragraph-rsid="0025c0bf"/>
    </style:style>
    <style:style style:name="P3" style:family="paragraph" style:parent-style-name="Standard">
      <style:text-properties officeooo:rsid="001d67f6" officeooo:paragraph-rsid="0025c0bf"/>
    </style:style>
    <style:style style:name="P4" style:family="paragraph" style:parent-style-name="Standard">
      <style:text-properties officeooo:rsid="00163b6a" officeooo:paragraph-rsid="00163b6a"/>
    </style:style>
    <style:style style:name="P5" style:family="paragraph" style:parent-style-name="Standard">
      <style:text-properties officeooo:rsid="0025c0bf" officeooo:paragraph-rsid="0025c0bf"/>
    </style:style>
    <style:style style:name="P6" style:family="paragraph" style:parent-style-name="Title">
      <style:text-properties officeooo:rsid="0025c0bf" officeooo:paragraph-rsid="0025c0bf"/>
    </style:style>
    <style:style style:name="P7" style:family="paragraph" style:parent-style-name="Standard" style:list-style-name="L1">
      <style:text-properties officeooo:rsid="000ace77" officeooo:paragraph-rsid="00163b6a"/>
    </style:style>
    <style:style style:name="P8" style:family="paragraph" style:parent-style-name="Standard" style:list-style-name="L1">
      <style:text-properties officeooo:rsid="000e692a" officeooo:paragraph-rsid="000e692a"/>
    </style:style>
    <style:style style:name="P9" style:family="paragraph" style:parent-style-name="Standard" style:list-style-name="L1">
      <style:text-properties officeooo:rsid="000e692a" officeooo:paragraph-rsid="00101160"/>
    </style:style>
    <style:style style:name="P10" style:family="paragraph" style:parent-style-name="Standard" style:list-style-name="L1">
      <style:text-properties officeooo:rsid="000b595a" officeooo:paragraph-rsid="00161bdc"/>
    </style:style>
    <style:style style:name="P11" style:family="paragraph" style:parent-style-name="Standard" style:list-style-name="L1">
      <style:text-properties officeooo:rsid="000b595a" officeooo:paragraph-rsid="0011160e"/>
    </style:style>
    <style:style style:name="P12" style:family="paragraph" style:parent-style-name="Standard" style:list-style-name="L1">
      <style:text-properties officeooo:rsid="000b595a" officeooo:paragraph-rsid="000b595a"/>
    </style:style>
    <style:style style:name="P13" style:family="paragraph" style:parent-style-name="Standard" style:list-style-name="L1">
      <style:text-properties officeooo:rsid="00185b0f" officeooo:paragraph-rsid="00161bdc"/>
    </style:style>
    <style:style style:name="P14" style:family="paragraph" style:parent-style-name="Standard" style:list-style-name="L1">
      <style:text-properties officeooo:rsid="001b2b81" officeooo:paragraph-rsid="001b2b81"/>
    </style:style>
    <style:style style:name="P15" style:family="paragraph" style:parent-style-name="Standard" style:list-style-name="L3">
      <style:text-properties officeooo:rsid="001b2b81" officeooo:paragraph-rsid="0025c0bf"/>
    </style:style>
    <style:style style:name="P16" style:family="paragraph" style:parent-style-name="Standard" style:list-style-name="L1">
      <style:text-properties officeooo:rsid="001ccafb" officeooo:paragraph-rsid="001ccafb"/>
    </style:style>
    <style:style style:name="P17" style:family="paragraph" style:parent-style-name="Standard" style:list-style-name="L1">
      <style:text-properties officeooo:rsid="001ccafb" officeooo:paragraph-rsid="0025c0bf"/>
    </style:style>
    <style:style style:name="P18" style:family="paragraph" style:parent-style-name="Standard" style:list-style-name="L3">
      <style:text-properties officeooo:rsid="001ccafb" officeooo:paragraph-rsid="0025c0bf"/>
    </style:style>
    <style:style style:name="P19" style:family="paragraph" style:parent-style-name="Standard" style:list-style-name="L3">
      <style:text-properties officeooo:rsid="001ccafb" officeooo:paragraph-rsid="00269b52"/>
    </style:style>
    <style:style style:name="P20" style:family="paragraph" style:parent-style-name="Standard" style:list-style-name="L1">
      <style:text-properties officeooo:rsid="001a2a35" officeooo:paragraph-rsid="001a2a35"/>
    </style:style>
    <style:style style:name="P21" style:family="paragraph" style:parent-style-name="Standard" style:list-style-name="L1">
      <style:text-properties officeooo:rsid="001a2a35" officeooo:paragraph-rsid="001d67f6"/>
    </style:style>
    <style:style style:name="P22" style:family="paragraph" style:parent-style-name="Standard" style:list-style-name="L1">
      <style:text-properties fo:font-weight="bold" officeooo:rsid="00125532" officeooo:paragraph-rsid="001d67f6" style:font-weight-asian="bold" style:font-weight-complex="bold"/>
    </style:style>
    <style:style style:name="P23" style:family="paragraph" style:parent-style-name="Standard" style:list-style-name="L1">
      <style:text-properties officeooo:rsid="000bc42c" officeooo:paragraph-rsid="000bc42c"/>
    </style:style>
    <style:style style:name="P24" style:family="paragraph" style:parent-style-name="Standard" style:list-style-name="L1">
      <style:text-properties officeooo:rsid="000bc42c" officeooo:paragraph-rsid="00163b6a"/>
    </style:style>
    <style:style style:name="P25" style:family="paragraph" style:parent-style-name="Standard" style:list-style-name="L1">
      <style:text-properties officeooo:rsid="000f4fac" officeooo:paragraph-rsid="000f4fac"/>
    </style:style>
    <style:style style:name="P26" style:family="paragraph" style:parent-style-name="Standard" style:list-style-name="L2">
      <style:text-properties officeooo:rsid="001d67f6" officeooo:paragraph-rsid="0025c0bf"/>
    </style:style>
    <style:style style:name="P27" style:family="paragraph" style:parent-style-name="Standard" style:list-style-name="L2">
      <style:text-properties officeooo:rsid="0025c0bf" officeooo:paragraph-rsid="0025c0bf"/>
    </style:style>
    <style:style style:name="P28" style:family="paragraph" style:parent-style-name="Standard" style:list-style-name="L3">
      <style:text-properties fo:font-weight="normal" officeooo:rsid="001ccafb" officeooo:paragraph-rsid="0025c0bf" style:font-weight-asian="normal" style:font-weight-complex="normal"/>
    </style:style>
    <style:style style:name="P29" style:family="paragraph" style:parent-style-name="Standard" style:list-style-name="L3">
      <style:text-properties fo:font-weight="normal" officeooo:rsid="0020b5e3" officeooo:paragraph-rsid="0025c0bf" style:font-weight-asian="normal" style:font-weight-complex="normal"/>
    </style:style>
    <style:style style:name="P30" style:family="paragraph" style:parent-style-name="Standard" style:list-style-name="L3">
      <style:text-properties officeooo:rsid="001d9dbf" officeooo:paragraph-rsid="0025c0bf"/>
    </style:style>
    <style:style style:name="P31" style:family="paragraph" style:parent-style-name="Standard" style:list-style-name="L3">
      <style:text-properties officeooo:rsid="0020b5e3" officeooo:paragraph-rsid="0025c0bf"/>
    </style:style>
    <style:style style:name="P32" style:family="paragraph" style:parent-style-name="Standard" style:list-style-name="L3">
      <style:text-properties officeooo:rsid="001f0a5d" officeooo:paragraph-rsid="0025c0bf"/>
    </style:style>
    <style:style style:name="P33" style:family="paragraph" style:parent-style-name="Standard" style:list-style-name="L3">
      <style:text-properties officeooo:rsid="001f0a5d" officeooo:paragraph-rsid="00287cc5"/>
    </style:style>
    <style:style style:name="P34" style:family="paragraph" style:parent-style-name="Standard" style:list-style-name="L3">
      <style:text-properties officeooo:rsid="0022c132" officeooo:paragraph-rsid="0025c0bf"/>
    </style:style>
    <style:style style:name="P35" style:family="paragraph" style:parent-style-name="Heading_20_1">
      <style:text-properties officeooo:rsid="0025c0bf" officeooo:paragraph-rsid="0025c0bf"/>
    </style:style>
    <style:style style:name="P3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d6a3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6a3d" style:font-weight-asian="bold" style:font-weight-complex="bold"/>
    </style:style>
    <style:style style:name="T4" style:family="text">
      <style:text-properties fo:font-weight="bold" officeooo:rsid="000e692a" style:font-weight-asian="bold" style:font-weight-complex="bold"/>
    </style:style>
    <style:style style:name="T5" style:family="text">
      <style:text-properties fo:font-weight="bold" officeooo:rsid="000f4fac" style:font-weight-asian="bold" style:font-weight-complex="bold"/>
    </style:style>
    <style:style style:name="T6" style:family="text">
      <style:text-properties fo:font-weight="bold" officeooo:rsid="0011160e" style:font-weight-asian="bold" style:font-weight-complex="bold"/>
    </style:style>
    <style:style style:name="T7" style:family="text">
      <style:text-properties fo:font-weight="bold" officeooo:rsid="00125532" style:font-weight-asian="bold" style:font-weight-complex="bold"/>
    </style:style>
    <style:style style:name="T8" style:family="text">
      <style:text-properties fo:font-weight="bold" officeooo:rsid="00163b6a" style:font-weight-asian="bold" style:font-weight-complex="bold"/>
    </style:style>
    <style:style style:name="T9" style:family="text">
      <style:text-properties fo:font-weight="bold" officeooo:rsid="001f55b3" style:font-weight-asian="bold" style:font-weight-complex="bold"/>
    </style:style>
    <style:style style:name="T10" style:family="text">
      <style:text-properties fo:font-weight="bold" officeooo:rsid="00287cc5" style:font-weight-asian="bold" style:font-weight-complex="bold"/>
    </style:style>
    <style:style style:name="T11" style:family="text">
      <style:text-properties officeooo:rsid="000e692a"/>
    </style:style>
    <style:style style:name="T12" style:family="text">
      <style:text-properties officeooo:rsid="000f4fac"/>
    </style:style>
    <style:style style:name="T13" style:family="text">
      <style:text-properties officeooo:rsid="00101160"/>
    </style:style>
    <style:style style:name="T14" style:family="text">
      <style:text-properties fo:font-style="normal" fo:font-weight="bold" officeooo:rsid="00101160" style:font-style-asian="normal" style:font-weight-asian="bold" style:font-style-complex="normal" style:font-weight-complex="bold"/>
    </style:style>
    <style:style style:name="T15" style:family="text">
      <style:text-properties officeooo:rsid="0011160e"/>
    </style:style>
    <style:style style:name="T16" style:family="text">
      <style:text-properties fo:font-weight="normal" officeooo:rsid="00142654" style:font-weight-asian="normal" style:font-weight-complex="normal"/>
    </style:style>
    <style:style style:name="T17" style:family="text">
      <style:text-properties fo:font-weight="normal" officeooo:rsid="000b595a" style:font-weight-asian="normal" style:font-weight-complex="normal"/>
    </style:style>
    <style:style style:name="T18" style:family="text">
      <style:text-properties officeooo:rsid="00163b6a"/>
    </style:style>
    <style:style style:name="T19" style:family="text">
      <style:text-properties officeooo:rsid="000b595a"/>
    </style:style>
    <style:style style:name="T20" style:family="text">
      <style:text-properties officeooo:rsid="001ccafb"/>
    </style:style>
    <style:style style:name="T21" style:family="text">
      <style:text-properties officeooo:rsid="001d67f6"/>
    </style:style>
    <style:style style:name="T22" style:family="text">
      <style:text-properties officeooo:rsid="0025c0bf"/>
    </style:style>
    <style:style style:name="T23" style:family="text">
      <style:text-properties officeooo:rsid="0021ce59"/>
    </style:style>
    <style:style style:name="T24" style:family="text">
      <style:text-properties officeooo:rsid="001d9dbf"/>
    </style:style>
    <style:style style:name="T25" style:family="text">
      <style:text-properties officeooo:rsid="0022029e"/>
    </style:style>
    <style:style style:name="T26" style:family="text">
      <style:text-properties officeooo:rsid="0025f3e6"/>
    </style:style>
    <style:style style:name="T27" style:family="text">
      <style:text-properties officeooo:rsid="00269b52"/>
    </style:style>
    <style:style style:name="T28" style:family="text">
      <style:text-properties officeooo:rsid="0028628f"/>
    </style:style>
    <style:style style:name="T29" style:family="text">
      <style:text-properties officeooo:rsid="00287cc5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Noto Sans" fo:font-size="10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lan i harmonogram pracy zespołu 9.</text:p>
      <text:p text:style-name="P2"><text:span text:style-name="T3">Temat:</text:span><text:span text:style-name="T1"> </text:span>Zarządzanie systemem poprzez wykorzystanie rozpoznawania głosu na urządzeniach z systemem Android <text:span text:style-name="T11">oraz na komputerach stacjonarnych.</text:span></text:p>
      <text:h text:style-name="P35" text:outline-level="1">Harmonogram</text:h>
      <text:list xml:id="list5580804386942432054" text:style-name="L1">
        <text:list-item>
          <text:p text:style-name="P7"><text:span text:style-name="T2">01.11-</text:span><text:span text:style-name="T4">14</text:span><text:span text:style-name="T2">.11.2016</text:span> - Wybór tematu. <text:span text:style-name="T11">Kontakt z opiekunem zespołu.</text:span></text:p>
        </text:list-item>
        <text:list-item>
          <text:p text:style-name="P7"><text:span text:style-name="T4">10.11-</text:span><text:span text:style-name="T9">23</text:span><text:span text:style-name="T4">.12.2016 </text:span><text:span text:style-name="T11">- Wymodelowanie schematu działania aplikacji.</text:span></text:p>
        </text:list-item>
        <text:list-item>
          <text:p text:style-name="P8"><text:span text:style-name="T2">14.11-27.11.2016</text:span>- Przedstawienie opiekunowi wstępnego harmonogramu oraz udostępnienie strony WWW zespołu. </text:p>
        </text:list-item>
        <text:list-item>
          <text:p text:style-name="P9"><text:span text:style-name="T2">2</text:span><text:span text:style-name="T5">8</text:span><text:span text:style-name="T2">.11-1</text:span><text:span text:style-name="T5">0</text:span><text:span text:style-name="T2">.12.2016 </text:span>Praca nad ostateczną wersją harmonogramu.</text:p>
        </text:list-item>
        <text:list-item>
          <text:p text:style-name="P9"><text:span text:style-name="T14">11.12.2016 <text:s/></text:span><text:span text:style-name="T13"><text:s text:c="8"/></text:span><text:s/>Przedstawienie finalnej wersji <text:span text:style-name="T15">harmonogramu </text:span>opiekunowi grupy <office:annotation office:name="__Annotation__357_518745240"><dc:creator>Hubert Stępiński</dc:creator><dc:date>2016-12-11T17:29:46</dc:date><loext:sender-initials>HS</loext:sender-initials><text:p text:style-name="P36"><text:span text:style-name="T30">Chodzi o takie same zadania jakie jakie przesłałem wcześniej . Dlatego zgodnie z czasem w jakim to przesłaliśmy umieściłem podział w tym miejscu .</text:span></text:p></office:annotation><text:span text:style-name="T29">oraz dokonanie podziału zadań w zespole.</text:span> <office:annotation-end office:name="__Annotation__357_518745240"/></text:p>
        </text:list-item>
        <text:list-item>
          <text:p text:style-name="P10"><text:span text:style-name="T6">16</text:span><text:span text:style-name="T2">.12.</text:span><text:span text:style-name="T8">2016</text:span><text:span text:style-name="T2">-</text:span><text:span text:style-name="T10">23</text:span><text:span text:style-name="T2">.</text:span><text:span text:style-name="T10">12</text:span><text:span text:style-name="T2">.201</text:span><text:span text:style-name="T10">6</text:span><text:span text:style-name="T10"><office:annotation><dc:creator>Hubert Stępiński</dc:creator><dc:date>2016-12-11T17:23:58</dc:date><loext:sender-initials>HS</loext:sender-initials><text:p text:style-name="P36"><text:span text:style-name="T30">Poprawiłem datę. W święta odpoczywamy . </text:span></text:p></office:annotation></text:span> - Wybranie i zapoznanie się z technologiami potrzebnymi do pracy nad projektem.</text:p>
        </text:list-item>
        <text:list-item>
          <text:p text:style-name="P13"><text:span text:style-name="T2">16.12-23.12.2016</text:span> -Ustalenie konwencji dotyczącej struktury kodu ( nazewnictwo zmiennych czy formatowanie kodu ) oraz korzystania z repozytorium Git i systemu Trac.</text:p>
        </text:list-item>
        <text:list-item>
          <text:p text:style-name="P8"><text:span text:style-name="T2">23.12.</text:span><text:span text:style-name="T8">2016</text:span><text:span text:style-name="T2">-06.01.201</text:span><text:span text:style-name="T8">7</text:span>- Przerwa świąteczna. <text:span text:style-name="T13">Przerwa w pracy nad projektem.</text:span></text:p>
        </text:list-item>
        <text:list-item>
          <text:p text:style-name="P11"><text:span text:style-name="T4">07.</text:span><text:span text:style-name="T2">01-01.04.201</text:span><text:span text:style-name="T8">7</text:span>- Implementacja <text:s/>aplikacji.</text:p>
          <text:list>
            <text:list-item>
              <text:p text:style-name="P14">Implementacja <text:s/>demona potrzebnego do zmiany mowy na tekst <text:span text:style-name="T20">na urządzeniu z systemem Android </text:span>(realizacja przy wykorzystaniu rozwiązania Google’a)</text:p>
              <text:list>
                <text:list-item>
                  <text:list>
                    <text:list-item>
                      <text:p text:style-name="P16">Implementacja demona do obsługi poleceń wydanych przez użytkownika na urządzeniu z systemem Android.</text:p>
                    </text:list-item>
                  </text:list>
                </text:list-item>
              </text:list>
            </text:list-item>
            <text:list-item>
              <text:p text:style-name="P16">Implementacja GUI dla aplikacji mobilnej.</text:p>
            </text:list-item>
            <text:list-item>
              <text:p text:style-name="P17">Implementacja demona działającego na komputerze stacjonarnym, odpowiedzialnego za odpowiednią reakcje na polecenia wydawane za pośrednictwem urządzenia mobilnego.</text:p>
            </text:list-item>
            <text:list-item>
              <text:p text:style-name="P16">Stworzenie połączenia klient-serwer potrzebnego do komunikacji pomiędzy urządzeniem mobilnym a ko<text:span text:style-name="T21">m</text:span>puterem.</text:p>
            </text:list-item>
            <text:list-item>
              <text:p text:style-name="P16">Tworzenie GUI dla panelu konfiguracyjnego dział<text:span text:style-name="T21">a</text:span>jącego po stronie komputera.</text:p>
            </text:list-item>
          </text:list>
        </text:list-item>
      </text:list>
      <text:p text:style-name="P1"><text:tab/><text:tab/></text:p>
      <text:list xml:id="list174140896441137" text:continue-numbering="true" text:style-name="L1">
        <text:list-item>
          <text:p text:style-name="P20"><text:span text:style-name="T2">01.02-01.04.2017</text:span>-S<text:span text:style-name="T12">porządzanie dokumentacji technicznej.</text:span></text:p>
        </text:list-item>
        <text:list-item>
          <text:p text:style-name="P21"><text:span text:style-name="T2">01.03-01.04.2017</text:span>-S<text:span text:style-name="T19">porządzanie dokumentacji dla użytkownika.</text:span></text:p>
        </text:list-item>
        <text:list-item>
          <text:p text:style-name="P11"><text:span text:style-name="T5">0</text:span><text:span text:style-name="T7">6</text:span><text:span text:style-name="T5">.02.2017 </text:span><text:span text:style-name="T12">Przedłożenie koordynatorom raportu kierownika oraz raportów poszczególnych członków.</text:span></text:p>
        </text:list-item>
        <text:list-item>
          <text:p text:style-name="P22">09.02.2017 <text:span text:style-name="T16">Ostateczny termin nieplanowanej „zmiany ról ” w zespole. </text:span></text:p>
        </text:list-item>
        <text:list-item>
          <text:p text:style-name="P22"><text:span text:style-name="T19">22.03-01.04.2017</text:span><text:span text:style-name="T17">-Zespolenie wszystkich części aplikacji . </text:span></text:p>
        </text:list-item>
        <text:list-item>
          <text:p text:style-name="P12"><text:span text:style-name="T2">02.04-07.04.2017</text:span> - Testowanie aplikacji.</text:p>
        </text:list-item>
        <text:list-item>
          <text:p text:style-name="P23"><text:span text:style-name="T2">08.04-</text:span><text:span text:style-name="T5">07</text:span><text:span text:style-name="T2">.0</text:span><text:span text:style-name="T5">5</text:span><text:span text:style-name="T2">.2017</text:span> - Wprowadzanie ewentualnych poprawek wraz z testowaniem <text:span text:style-name="T13">wprowadzonych zmian przy jednoczesnym wprowadzaniu poprawek do dokumentacji użytkownika oraz dokumentacji technicznej.</text:span></text:p>
        </text:list-item>
        <text:list-item>
          <text:p text:style-name="P24"><text:span text:style-name="T2">01.05-03.05.2017</text:span> Weekend majowy. Przerwa w p<text:span text:style-name="T12">ra</text:span>cy nad projektem.</text:p>
        </text:list-item>
        <text:list-item>
          <text:p text:style-name="P24"><text:span text:style-name="T2">04.05-17.05.201</text:span><text:span text:style-name="T9">7</text:span> Przygotowywanie prezentacji <text:span text:style-name="T18">publicznej </text:span>projektu.</text:p>
        </text:list-item>
        <text:list-item>
          <text:p text:style-name="P25"><text:span text:style-name="T2">07.05.2017</text:span> Zakończenie prac nad projektem i opublikowanie ostatecznej wersji dokumentacji</text:p>
        </text:list-item>
      </text:list>
      <text:p text:style-name="P4"/>
      <text:p text:style-name="P5"><text:soft-page-break/><office:annotation office:name="__Fieldmark__215_902886590"><dc:creator>mga </dc:creator><dc:date>2016-12-10T23:14:38</dc:date><text:p text:style-name="P36"><text:span text:style-name="T31">Na wszelki wypadek pozwoliłem sobie dopisać.</text:span></text:p></office:annotation>W razie opóźnień w realizacji projektu dopuszcza się rezygnację z implementowania demona działającego na komputerze stacjonarnym oraz komunikacji pomiędzy urządzeniem mobilnym a komputerem stacjonarnym.<office:annotation-end office:name="__Fieldmark__215_902886590"/></text:p>
      <text:h text:style-name="P35" text:outline-level="1"><office:annotation office:name="__Fieldmark__336_902886590"><dc:creator>mga </dc:creator><dc:date>2016-12-10T23:21:05</dc:date><text:p text:style-name="P36"><text:span text:style-name="T31">Trochę przerobiłem tę sekcję. Czy się Państwo na to zgadzacie?</text:span></text:p></office:annotation>Zasady dokumentacji przebiegu realizacji zadania<office:annotation-end office:name="__Fieldmark__336_902886590"/></text:h>
      <text:p text:style-name="P3">Dokumentacj<text:span text:style-name="T22">ę</text:span> przebiegu realizacji pracy nad projektem stanowią:</text:p>
      <text:list xml:id="list2464622951614502548" text:style-name="L2">
        <text:list-item>
          <text:p text:style-name="P26">protokoły sporządzane w postaci notatek po każdym spotkaniu zespołu;</text:p>
        </text:list-item>
        <text:list-item>
          <text:p text:style-name="P26">protokoły postępu prac sporządzane w ostatnim dniu każdego tygodnia (z wyłączeniem przerw świątecznych zawartych w harmonogramie);</text:p>
        </text:list-item>
        <text:list-item>
          <text:p text:style-name="P27">gromadzona korespondencja e-mail pomiędzy członkami zespołu;</text:p>
        </text:list-item>
        <text:list-item>
          <text:p text:style-name="P27">wersjonowany kod źródłowy;</text:p>
        </text:list-item>
        <text:list-item>
          <text:p text:style-name="P27">dane gromadzone w systemie zarządzania projektem Trac.</text:p>
        </text:list-item>
      </text:list>
      <text:p text:style-name="P5">Protokoły, korespondencja oraz kod źródłowy gromadzone i wersjonowane będą przy użyciu udostępnianego przez WMiI repozytorium Git.</text:p>
      <text:p text:style-name="P5"/>
      <text:p text:style-name="P5">Protokoły ze spotkań <text:span text:style-name="T26">udostępniane będą na stronie WWW zespołu.</text:span></text:p>
      <text:h text:style-name="P35" text:outline-level="1">Podział zadań w zespole</text:h>
      <text:h text:style-name="Heading_20_2" text:outline-level="2">Mateusz Markuszewski</text:h>
      <text:list xml:id="list1091412952872070423" text:style-name="L3">
        <text:list-item>
          <text:p text:style-name="P28">Stworzenie połączenia klient-serwer potrzebnego do komunikacji pomiędzy urządzeniem mobilnym a komputerem.</text:p>
        </text:list-item>
        <text:list-item>
          <text:p text:style-name="P29">Sporządzenie dokumentacji technicznej odn<text:span text:style-name="T23">o</text:span>szącej się do własnej czę<text:span text:style-name="T23">śc</text:span>i projektu.</text:p>
        </text:list-item>
        <text:list-item>
          <text:p text:style-name="P29"><text:span text:style-name="T24">P</text:span>rzeprowadz<text:span text:style-name="T27">e</text:span>nie testów aplikacji.</text:p>
        </text:list-item>
      </text:list>
      <text:h text:style-name="Heading_20_2" text:outline-level="2">Dawid Szczupakowski</text:h>
      <text:list xml:id="list174140054477299" text:continue-numbering="true" text:style-name="L3">
        <text:list-item>
          <text:p text:style-name="P30"><office:annotation office:name="__Fieldmark__376_902886590"><dc:creator>mga </dc:creator><dc:date>2016-12-10T23:47:25</dc:date><text:p text:style-name="P36"><text:span text:style-name="T31">Przeformułowałem.</text:span></text:p></office:annotation><text:span text:style-name="T28">Administrator s</text:span>ystem<text:span text:style-name="T28">u</text:span> Trac.<office:annotation-end office:name="__Fieldmark__376_902886590"/></text:p>
        </text:list-item>
        <text:list-item>
          <text:p text:style-name="P18">Tworzenie GUI dla panelu konfiguracyjnego działającego po stronie komputera.</text:p>
        </text:list-item>
        <text:list-item>
          <text:p text:style-name="P31">Sporządzenie dokumentacji technicznej odn<text:span text:style-name="T25">o</text:span>szącej się do własnej czę<text:span text:style-name="T25">ś</text:span>ci projektu.</text:p>
        </text:list-item>
        <text:list-item>
          <text:p text:style-name="P31">Przeprowadzenie testów aplikacji.</text:p>
        </text:list-item>
      </text:list>
      <text:h text:style-name="Heading_20_2" text:outline-level="2">Krystian Rudziński<office:annotation><dc:creator>mga </dc:creator><dc:date>2016-12-10T23:47:47</dc:date><text:p text:style-name="P36"><text:span text:style-name="T31">Usunąłem punkt dot. diagramu Gantta – to na tyle małe zadanie, że nie warto go IMO tutaj wymieniać.</text:span></text:p></office:annotation></text:h>
      <text:list xml:id="list174140878584330" text:continue-numbering="true" text:style-name="L3">
        <text:list-item>
          <text:p text:style-name="P19">Implementacja demona działającego na komputerze stacjonarnym, odpowiedzialnego za odpowiednią reakcj<text:span text:style-name="T27">ę</text:span> na polecenia wydawane za pośrednictwem urządzenia mobilnego.</text:p>
        </text:list-item>
        <text:list-item>
          <text:p text:style-name="P31">Sporządzenie dokumentacji technicznej odn<text:span text:style-name="T25">o</text:span>szącej się do własnej czę<text:span text:style-name="T27">ś</text:span>ci projektu.</text:p>
        </text:list-item>
        <text:list-item>
          <text:p text:style-name="P31">Sporządzenie dokumentacji dla użytkownika.</text:p>
        </text:list-item>
      </text:list>
      <text:h text:style-name="Heading_20_2" text:outline-level="2">Hubert Stępiński (kierownik zespołu)</text:h>
      <text:list xml:id="list174139278212953" text:continue-numbering="true" text:style-name="L3">
        <text:list-item>
          <text:p text:style-name="P30">Koordynowanie działaniami zespołu.</text:p>
        </text:list-item>
        <text:list-item>
          <text:p text:style-name="P30">Współtworzenie protokół odnoszących się do postępu prac </text:p>
        </text:list-item>
        <text:list-item>
          <text:p text:style-name="P18">Implementacja GUI dla aplikacji mobilnej.</text:p>
        </text:list-item>
        <text:list-item>
          <text:p text:style-name="P32">Komunikacja z opi<text:span text:style-name="T27">e</text:span>kunem zespołu.</text:p>
        </text:list-item>
        <text:list-item>
          <text:p text:style-name="P34">Stworzenie harmonogramu.</text:p>
        </text:list-item>
        <text:list-item>
          <text:p text:style-name="P31">Sporządzenie dokumentacji technicznej odn<text:span text:style-name="T25">o</text:span>szącej się do własnej czę<text:span text:style-name="T25">ś</text:span>ci projektu.</text:p>
        </text:list-item>
        <text:list-item>
          <text:p text:style-name="P31">Sporządzenie dokumentacji dla użytkownika.</text:p>
        </text:list-item>
      </text:list>
      <text:h text:style-name="Heading_20_2" text:outline-level="2">Katarzyna Wittkowska (sekretarz zespołu)</text:h>
      <text:list xml:id="list174141011243734" text:continue-numbering="true" text:style-name="L3">
        <text:list-item>
          <text:p text:style-name="P30">Sporządzanie protokołów ze spotkań zespołu.</text:p>
        </text:list-item>
        <text:list-item>
          <text:p text:style-name="P30"><text:soft-page-break/>Współtworzenie protokołów odnoszących się do postę<text:span text:style-name="T27">p</text:span>u prac.</text:p>
        </text:list-item>
        <text:list-item>
          <text:p text:style-name="P19">Implementacja obsługi poleceń wydanych przez użytkownika <text:span text:style-name="T27">przez</text:span> demona <text:span text:style-name="T27">działającego na </text:span>urządzeniu z systemem Android.</text:p>
        </text:list-item>
        <text:list-item>
          <text:p text:style-name="P33">Gromadzenie korespo<text:span text:style-name="T27">n</text:span>dencji e-mail.</text:p>
        </text:list-item>
        <text:list-item>
          <text:p text:style-name="P32">Opieka nad stroną WWW.</text:p>
        </text:list-item>
        <text:list-item>
          <text:p text:style-name="P31">Sporządzenie dokumentacji technicznej odn<text:span text:style-name="T25">o</text:span>szącej się do własnej czę<text:span text:style-name="T25">ś</text:span>ci projektu.</text:p>
        </text:list-item>
        <text:list-item>
          <text:p text:style-name="P31">Stworzenie finalnej wersji dokumentacji technicznej.</text:p>
        </text:list-item>
      </text:list>
      <text:h text:style-name="Heading_20_2" text:outline-level="2">Sebastian Straszewski <text:span text:style-name="T27">(główny programista)</text:span></text:h>
      <text:list xml:id="list174140913992458" text:continue-numbering="true" text:style-name="L3">
        <text:list-item>
          <text:p text:style-name="P30">Kontrola i koordynowanie pracy zespołu w aspekcie programowania.</text:p>
        </text:list-item>
        <text:list-item>
          <text:p text:style-name="P15">Implementacja <text:s/>demona potrzebnego do zmiany mowy na tekst na urządzeniu z systemem Android (realizacja przy wykorzystaniu rozwiązania Google’a).<office:annotation><dc:creator>mga </dc:creator><dc:date>2016-12-10T23:30:42</dc:date><text:p text:style-name="P36"><text:span text:style-name="T31">Rozumiem, że obejmuje to też wychwycenie słowa-klucza przy użyciu innego mechanizmu? Proszę to uwzględnić!</text:span></text:p></office:annotation></text:p>
        </text:list-item>
        <text:list-item>
          <text:p text:style-name="P31">Sporządzenie dokumentacji technicznej odn<text:span text:style-name="T25">o</text:span>szącej się do własnej czę<text:span text:style-name="T25">ś</text:span>ci projektu.</text:p>
        </text:list-item>
        <text:list-item>
          <text:p text:style-name="P31">Przeprowadzenie testów aplikacji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1" svg:font-family="'Noto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20:02:27.905000000</meta:creation-date>
    <dc:date>2016-12-11T17:41:38.796000000</dc:date>
    <meta:editing-duration>PT2H14M9S</meta:editing-duration>
    <meta:editing-cycles>14</meta:editing-cycles>
    <meta:generator>LibreOffice/5.1.4.2$Windows_x86 LibreOffice_project/f99d75f39f1c57ebdd7ffc5f42867c12031db97a</meta:generator>
    <meta:print-date>2016-12-08T21:50:25.146000000</meta:print-date>
    <dc:creator>Hubert Stępiński</dc:creator>
    <meta:document-statistic meta:table-count="0" meta:image-count="0" meta:object-count="0" meta:page-count="3" meta:paragraph-count="74" meta:word-count="639" meta:character-count="5241" meta:non-whitespace-character-count="4713"/>
  </office:meta>
</office:document-meta>
</file>